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narImage.wrapRenderedImage( BufferedImage b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narImage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narImage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narImage.getAsBuffered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